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119945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6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7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style:font-size-asian="10.5pt" style:font-size-complex="12pt"/>
    </style:style>
    <style:style style:name="T8" style:family="text">
      <style:text-properties style:font-name="Arial" fo:font-size="12pt" officeooo:rsid="0012b570" style:font-size-asian="10.5pt" style:font-size-complex="12pt"/>
    </style:style>
    <style:style style:name="T9" style:family="text">
      <style:text-properties style:font-name="Arial" fo:font-size="12pt" officeooo:rsid="001359ab" style:font-size-asian="10.5pt" style:font-size-complex="12pt"/>
    </style:style>
    <style:style style:name="T10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1" style:family="text">
      <style:text-properties style:font-name="Arial" fo:font-weight="bold" style:font-size-asian="10.5pt" style:font-weight-asian="bold" style:font-size-complex="12pt" style:font-weight-complex="bold"/>
    </style:style>
    <style:style style:name="T12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3" style:family="text">
      <style:text-properties style:font-name="Arial" style:font-size-asian="10.5pt" style:font-size-complex="12pt"/>
    </style:style>
    <style:style style:name="T14" style:family="text">
      <style:text-properties style:font-name="Arial" officeooo:rsid="0012b570" style:font-size-asian="10.5pt" style:font-size-complex="12pt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17" style:family="text">
      <style:text-properties fo:color="#569cd6" loext:opacity="100%" style:font-name="Arial" style:font-size-asian="10.5pt" style:font-size-complex="12pt"/>
    </style:style>
    <style:style style:name="T18" style:family="text">
      <style:text-properties fo:color="#569cd6" loext:opacity="100%" style:font-name="Arial" officeooo:rsid="0012b570" style:font-size-asian="10.5pt" style:font-size-complex="12pt"/>
    </style:style>
    <style:style style:name="T19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0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1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5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" style:font-size-asian="10.5pt" style:font-size-complex="12pt"/>
    </style:style>
    <style:style style:name="T27" style:family="text">
      <style:text-properties fo:color="#9cdcfe" loext:opacity="100%" style:font-name="Arial" officeooo:rsid="0012b570" style:font-size-asian="10.5pt" style:font-size-complex="12pt"/>
    </style:style>
    <style:style style:name="T28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9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0" style:family="text">
      <style:text-properties fo:color="#b5cea8" loext:opacity="100%"/>
    </style:style>
    <style:style style:name="T31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2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" style:font-size-asian="10.5pt" style:font-size-complex="12pt"/>
    </style:style>
    <style:style style:name="T34" style:family="text">
      <style:text-properties fo:color="#b5cea8" loext:opacity="100%" style:font-name="Arial" officeooo:rsid="0012b570" style:font-size-asian="10.5pt" style:font-size-complex="12pt"/>
    </style:style>
    <style:style style:name="T35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6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39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0" style:family="text">
      <style:text-properties fo:color="#4ec9b0" loext:opacity="100%"/>
    </style:style>
    <style:style style:name="T41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2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10">VARIÁVEIS :</text:p>
      <text:list xml:id="list1279652642" text:style-name="L1">
        <text:list-item>
          <text:p text:style-name="P11">Const → é uma constante não pode ser modificado → toda criação de uma constante tem que ser declarado algo nela.</text:p>
        </text:list-item>
        <text:list-item>
          <text:p text:style-name="P11">Let → variável → utilizar let ao invés de var</text:p>
        </text:list-item>
      </text:list>
      <text:p text:style-name="P12"/>
      <text:p text:style-name="P12"/>
      <text:p text:style-name="P12">NUMBER:</text:p>
      <text:list xml:id="list2941298842" text:style-name="L2">
        <text:list-item>
          <text:p text:style-name="P20"><text:span text:style-name="T16">let</text:span><text:span text:style-name="T11"> </text:span><text:span text:style-name="T24">num1</text:span><text:span text:style-name="T11"> = </text:span><text:span text:style-name="T31">1</text:span></text:p>
        </text:list-item>
      </text:list>
      <text:p text:style-name="P6"><text:span text:style-name="T15"><text:tab/>let</text:span> <text:span text:style-name="T23">num2</text:span> = <text:span text:style-name="T30">2.5</text:span></text:p>
      <text:p text:style-name="P6"><text:span text:style-name="T23"><text:tab/>console</text:span>.<text:span text:style-name="T37">log</text:span>(<text:span text:style-name="T23">num1</text:span>.<text:span text:style-name="T37">toString</text:span>() + <text:span text:style-name="T23">num2</text:span>)</text:p>
      <text:p text:style-name="P12"><text:s text:c="6"/></text:p>
      <text:p text:style-name="P2"><text:span text:style-name="T10">Vai retornar </text:span><text:span text:style-name="T2">12.5</text:span><text:span text:style-name="T10">, porque o .</text:span><text:span text:style-name="T2">toString()</text:span><text:span text:style-name="T10"> transforma o num1 em uma</text:span><text:span text:style-name="T2"> string</text:span><text:span text:style-name="T10">, porém não vai alterar a variável</text:span></text:p>
      <text:p text:style-name="P18"/>
      <text:p text:style-name="P18"/>
      <text:p text:style-name="P9"><text:span text:style-name="T19">let</text:span><text:span text:style-name="T21"> </text:span><text:span text:style-name="T28">num1</text:span><text:span text:style-name="T21"> = </text:span><text:span text:style-name="T35">12.585668558585</text:span></text:p>
      <text:p text:style-name="P6"><text:span text:style-name="T23">console</text:span>.<text:span text:style-name="T37">log</text:span>(<text:span text:style-name="T23">num1</text:span>.<text:span text:style-name="T37">toFixed</text:span>(<text:span text:style-name="T30">2</text:span>))</text:p>
      <text:p text:style-name="P18"/>
      <text:p text:style-name="P18"><text:tab/>Vai retornar 12.59 → vai arredondar o valor</text:p>
      <text:p text:style-name="P18"/>
      <text:p text:style-name="P18"/>
      <text:p text:style-name="P7"><text:span text:style-name="T17">let</text:span><text:span text:style-name="T13"> </text:span><text:span text:style-name="T26">num1</text:span><text:span text:style-name="T13"> = </text:span><text:span text:style-name="T33">12.585668558585</text:span></text:p>
      <text:p text:style-name="P6"><text:span text:style-name="T23">console</text:span>.<text:span text:style-name="T37">log</text:span>(<text:span text:style-name="T40">Number</text:span>.<text:span text:style-name="T37">isInteger</text:span>(<text:span text:style-name="T23">num1</text:span>))</text:p>
      <text:p text:style-name="P18"/>
      <text:p text:style-name="P3"><text:span text:style-name="T7"><text:tab/></text:span><text:span text:style-name="T8">Vai retornar </text:span><text:span text:style-name="T3">False</text:span><text:span text:style-name="T8"> → esse comando é pra saber se o número na variável </text:span><text:span text:style-name="T3">num1</text:span><text:span text:style-name="T8"> é um número inteiro</text:span></text:p>
      <text:p text:style-name="P19"/>
      <text:p text:style-name="P19"/>
      <text:p text:style-name="P7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6"><text:span text:style-name="T15">let</text:span> <text:span text:style-name="T23">num2</text:span> = <text:span text:style-name="T23">Math</text:span>.<text:span text:style-name="T37">floor</text:span>(<text:span text:style-name="T23">num1</text:span>)</text:p>
      <text:p text:style-name="P6"><text:span text:style-name="T23">console</text:span>.<text:span text:style-name="T37">log</text:span>(<text:span text:style-name="T23">num2</text:span>)</text:p>
      <text:p text:style-name="P19"/>
      <text:p text:style-name="P3"><text:span text:style-name="T8"><text:tab/></text:span><text:span text:style-name="T9">Vai retornar </text:span><text:span text:style-name="T4">12</text:span><text:span text:style-name="T9"> → esse </text:span><text:span text:style-name="T42">Math.floor</text:span><text:span text:style-name="T9"> arredonda o número pra baixo</text:span></text:p>
      <text:p text:style-name="P3"><text:span text:style-name="T9"><text:tab/>O </text:span><text:span text:style-name="T42">Math.ceil </text:span><text:span text:style-name="T9">→ arredonda pra cima</text:span></text:p>
      <text:p text:style-name="P3"><text:span text:style-name="T9"><text:tab/>O </text:span><text:span text:style-name="T42">Math.round</text:span><text:span text:style-name="T9"> → arredonda pro mais próximo se tiver </text:span><text:span text:style-name="T4">12</text:span><text:span text:style-name="T9">.</text:span><text:span text:style-name="T4">4</text:span><text:span text:style-name="T9"> vai ser pra </text:span><text:span text:style-name="T4">12</text:span><text:span text:style-name="T9"> mas se tiver </text:span><text:span text:style-name="T4">12.5 </text:span><text:span text:style-name="T9">vai ser pra </text:span><text:span text:style-name="T4">13</text:span></text:p>
      <text:p text:style-name="P13"/>
      <text:p text:style-name="P7"><text:span text:style-name="T25">console</text:span><text:span text:style-name="T12">.</text:span><text:span text:style-name="T39">log</text:span><text:span text:style-name="T12">(</text:span><text:span text:style-name="T25">Math</text:span><text:span text:style-name="T12">.</text:span><text:span text:style-name="T39">max</text:span><text:span text:style-name="T12">(</text:span><text:span text:style-name="T32">1</text:span><text:span text:style-name="T12">,</text:span><text:span text:style-name="T32">3</text:span><text:span text:style-name="T12">,</text:span><text:span text:style-name="T32">1400</text:span><text:span text:style-name="T12">,</text:span><text:span text:style-name="T32">2000</text:span><text:span text:style-name="T12">,</text:span><text:span text:style-name="T32">100</text:span><text:span text:style-name="T12">,</text:span><text:span text:style-name="T32">30</text:span><text:span text:style-name="T12">)</text:span></text:p>
      <text:p text:style-name="P13"><text:s/></text:p>
      <text:p text:style-name="P3"><text:span text:style-name="T4"><text:tab/></text:span><text:span text:style-name="T5">Vai retornar o maior número da sequência</text:span></text:p>
      <text:p text:style-name="P4"><text:span text:style-name="T1">para saber o menor em vês de </text:span><text:span text:style-name="T41">max </text:span><text:span text:style-name="T1">é só colocar </text:span><text:span text:style-name="T41">min</text:span><text:span text:style-name="T1"> </text:span></text:p>
      <text:p text:style-name="P14"/>
      <text:p text:style-name="P8"><text:span text:style-name="T16">let</text:span><text:span text:style-name="T11"> </text:span><text:span text:style-name="T24">num</text:span><text:span text:style-name="T11"> = </text:span><text:span text:style-name="T24">Math</text:span><text:span text:style-name="T11">.</text:span><text:span text:style-name="T38">round</text:span><text:span text:style-name="T11">(</text:span><text:span text:style-name="T24">Math</text:span><text:span text:style-name="T11">.</text:span><text:span text:style-name="T38">random</text:span><text:span text:style-name="T11">() * (</text:span><text:span text:style-name="T31">30</text:span><text:span text:style-name="T11"> -</text:span><text:span text:style-name="T31">1</text:span><text:span text:style-name="T11">) +</text:span><text:span text:style-name="T31">1</text:span><text:span text:style-name="T11">) </text:span></text:p>
      <text:p text:style-name="P6"><text:span text:style-name="T23">console</text:span>.<text:span text:style-name="T37">log</text:span>(<text:span text:style-name="T23">num</text:span>)</text:p>
      <text:p text:style-name="P14"/>
      <text:p text:style-name="P4"><text:span text:style-name="T1"><text:tab/></text:span><text:span text:style-name="T6">Vai retornar números aleatórios entre 30 e 1. → o Math.random é para arredondar os números, se não aparece quebrado.</text:span></text:p>
      <text:p text:style-name="P15"/>
      <text:p text:style-name="P5"><text:soft-page-break/><text:span text:style-name="T6">Pra saber a Raiz quadrada é <text:s/></text:span><text:span text:style-name="T20">let</text:span><text:span text:style-name="T22"> </text:span><text:span text:style-name="T29">num</text:span><text:span text:style-name="T22"> = </text:span><text:span text:style-name="T36">9</text:span><text:span text:style-name="T22"> ** </text:span><text:span text:style-name="T36">0.5</text:span></text:p>
      <text:p text:style-name="P16"/>
      <text:p text:style-name="P16"/>
      <text:p text:style-name="P16"/>
      <text:p text:style-name="P16"/>
      <text:p text:style-name="P17"/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2-09T22:21:49.946000000</dc:date>
    <meta:editing-duration>PT50M34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30" meta:word-count="214" meta:character-count="1253" meta:non-whitespace-character-count="1051"/>
  </office:meta>
</office:document-meta>
</file>